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locaadr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  <text:user-field-decl office:value-type="string" office:string-value="" text:name="participant_organism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<text:user-field-get text:name="participant_organisme"/>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LH/FS/JS/HL/2009XXXX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05-18T10:09:11.95" text:fixed="true">18 mai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1936470556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1832203342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664626591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1451218168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ext:soft-page-break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locaadr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/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5-24T10:56:08</dc:date>
    <meta:print-date>2011-05-11T12:36:00</meta:print-date>
    <meta:editing-cycles>39</meta:editing-cycles>
    <meta:editing-duration>PT5H5M3S</meta:editing-duration>
    <meta:generator>LibreOffice/3.3$Linux LibreOffice_project/330m19$Build-202</meta:generator>
    <meta:document-statistic meta:table-count="4" meta:image-count="0" meta:object-count="0" meta:page-count="2" meta:paragraph-count="66" meta:word-count="192" meta:character-count="1197"/>
    <meta:user-defined meta:name="Info 1"/>
    <meta:user-defined meta:name="Info 2"/>
    <meta:user-defined meta:name="Info 3"/>
    <meta:user-defined meta:name="Info 4"/>
  </office:meta>
</office:document-meta>
</file>